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orphans="0" fo:widows="0" fo:padding="0cm" fo:border="none" style:shadow="none" style:join-border="false"/>
    </style:style>
    <style:style style:name="P2" style:family="paragraph" style:parent-style-name="normal">
      <style:paragraph-properties fo:orphans="0" fo:widows="0" fo:break-before="page" fo:padding="0cm" fo:border="none" style:shadow="none" style:join-border="false"/>
    </style:style>
    <style:style style:name="P3" style:family="paragraph" style:parent-style-name="normal" style:master-page-name="Standard">
      <style:paragraph-properties fo:orphans="0" fo:widows="0" style:page-number="1" fo:padding="0cm" fo:border="none" style:shadow="none" style:join-border="false"/>
    </style:style>
    <style:style style:name="P4" style:family="paragraph" style:parent-style-name="normal">
      <style:paragraph-properties fo:orphans="0" fo:widows="0"/>
    </style:style>
    <style:style style:name="P5" style:family="paragraph" style:parent-style-name="normal">
      <style:paragraph-properties fo:orphans="0" fo:widows="0" fo:break-before="page"/>
    </style:style>
    <style:style style:name="P6" style:family="paragraph" style:parent-style-name="normal">
      <style:paragraph-properties fo:orphans="0" fo:widows="0" fo:padding="0cm" fo:border="none" style:shadow="none" style:join-border="false"/>
      <style:text-properties fo:color="#000000" loext:opacity="100%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heading=h.w3srv4vzd3au"/><text:span text:style-name="T1">Agenda Java</text:span></text:p>
      <text:p text:style-name="P1"><text:bookmark text:name="_heading=h.5i5ug6zabpfl"/></text:p>
      <text:p text:style-name="P1"><text:bookmark text:name="_heading=h.gjdgxs"/><text:span text:style-name="T2">Deberá implementarse la funcionalidad básica de una agenda:</text:span></text:p>
      <text:p text:style-name="P6"/>
      <text:p text:style-name="P1"><text:span text:style-name="T2">- Se podrán almacenar datos sobre personas como también datos sobre empresas y los contactos de esta.</text:span></text:p>
      <text:p text:style-name="P6"/>
      <text:p text:style-name="P1"><text:span text:style-name="T2">- Al agregar un contacto a la empresa, este debe haber sido anteriormente agregado a la agenda. </text:span></text:p>
      <text:p text:style-name="P6"/>
      <text:p text:style-name="P1"><text:span text:style-name="T2">- Una empresa podría tener varios contactos.</text:span></text:p>
      <text:p text:style-name="P6"/>
      <text:p text:style-name="P1"><text:span text:style-name="T2">- Debe implementarse distintos tipos de buscadores de personas, por ejemplo buscar por nombre, o por ciudad.</text:span></text:p>
      <text:p text:style-name="P6"/>
      <text:p text:style-name="P1"><text:span text:style-name="T2">- Agregar un buscador que permita encontrar personas en varias ciudades, por ejemplo todos los 'Juan Pérez' de 'Buenos Aires' y 'Córdoba'.</text:span></text:p>
      <text:p text:style-name="P6"/>
      <text:p text:style-name="P1"><text:span text:style-name="T2">- La agenda tendrá que implementar el manejo de excepciones correctamente.</text:span></text:p>
      <text:p text:style-name="P6"/>
      <text:p text:style-name="P1"><text:span text:style-name="T2">- Deberá diseñarse un Diagrama de Entidad Relación para la solución.</text:span></text:p>
      <text:p text:style-name="P6"/>
      <text:p text:style-name="P1"><text:span text:style-name="T2">- Deberá ejecutarse por consola y se almacenarán los datos en memoria.</text:span></text:p>
      <text:p text:style-name="P1"/>
      <text:p text:style-name="P1"/>
      <text:p text:style-name="P1"/>
      <text:p text:style-name="P1"/>
      <text:p text:style-name="P1"/>
      <text:p text:style-name="P2">Agenda Spring Boot</text:p>
      <text:p text:style-name="P1"/>
      <text:p text:style-name="P4"><text:bookmark text:name="_heading=h.gjdgxs1"/>Deberá implementarse la funcionalidad básica de una agenda:</text:p>
      <text:p text:style-name="P4"/>
      <text:p text:style-name="P4">- Se podrán almacenar datos sobre personas como también datos sobre empresas y los contactos de esta.</text:p>
      <text:p text:style-name="P4"/>
      <text:p text:style-name="P4">- Al agregar un contacto a la empresa, este debe haber sido anteriormente agregado a la agenda. </text:p>
      <text:p text:style-name="P4"/>
      <text:p text:style-name="P4">- Una empresa podría tener varios contactos.</text:p>
      <text:p text:style-name="P4"/>
      <text:p text:style-name="P4">- Debe implementarse distintos tipos de buscadores de personas, por ejemplo buscar por nombre, o por ciudad.</text:p>
      <text:p text:style-name="P4"/>
      <text:p text:style-name="P4">- Utilizar herramienta de logueo.</text:p>
      <text:p text:style-name="P4"/>
      <text:p text:style-name="P4">- Agregar un buscador que permita encontrar personas en varias ciudades, por ejemplo todos los 'Juan Pérez' de 'Buenos Aires' y 'Córdoba'.</text:p>
      <text:p text:style-name="P4"/>
      <text:p text:style-name="P4">- La agenda tendrá que implementar el manejo de excepciones correctamente.</text:p>
      <text:p text:style-name="P4"/>
      <text:p text:style-name="P4">- Deberá diseñarse un Diagrama de Entidad Relación para la solución.</text:p>
      <text:p text:style-name="P4"/>
      <text:p text:style-name="P4">- Los datos se deben almacenar en una base de datos. Las distintas funciones se deben ejecutar via rest (Que se pueda probar con postman, swagger por ejemplo) .</text:p>
      <text:p text:style-name="P4"/>
      <text:p text:style-name="P4"/>
      <text:p text:style-name="P5">Agenda Full Stack</text:p>
      <text:p text:style-name="P4"/>
      <text:p text:style-name="P4"><text:bookmark text:name="_heading=h.gjdgxs2"/>Deberá implementarse la funcionalidad básica de una agenda:</text:p>
      <text:p text:style-name="P4"/>
      <text:p text:style-name="P4">- Se podrán almacenar datos sobre personas como también datos sobre empresas y los contactos de esta.</text:p>
      <text:p text:style-name="P4"/>
      <text:p text:style-name="P4">- Al agregar un contacto a la empresa, este debe haber sido anteriormente agregado a la agenda. </text:p>
      <text:p text:style-name="P4"/>
      <text:p text:style-name="P4">- Una empresa podría tener varios contactos.</text:p>
      <text:p text:style-name="P4"/>
      <text:p text:style-name="P4">- Debe implementarse distintos tipos de buscadores de personas, por ejemplo buscar por nombre, o por ciudad.</text:p>
      <text:p text:style-name="P4"/>
      <text:p text:style-name="P4">- Agregar un buscador que permita encontrar personas en varias ciudades, por ejemplo todos los 'Juan Pérez' de 'Buenos Aires' y 'Córdoba'.</text:p>
      <text:p text:style-name="P4"/>
      <text:p text:style-name="P4">- La agenda tendrá que implementar el manejo de excepciones correctamente.</text:p>
      <text:p text:style-name="P4"/>
      <text:p text:style-name="P4">- Utilizar herramienta de logueo.</text:p>
      <text:p text:style-name="P4"/>
      <text:p text:style-name="P4">- Deberá diseñarse un Diagrama de Entidad Relación para la solución.</text:p>
      <text:p text:style-name="P4"/>
      <text:p text:style-name="P4">- Los datos se deben almacenar en una base de datos. Las distintas funciones se deben ejecutar vía rest (Que se pueda probar con postman, swagger por ejemplo) .</text:p>
      <text:p text:style-name="P4"/>
      <text:p text:style-name="P4">- Se debe construir un front simple realizado con Angular para poder utilizar la funcionalidad desarrollada. No es necesario pantallas de login, el estilo es libre, corre todo local back y front en el mismo equipo.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5:13:00</meta:creation-date>
    <meta:initial-creator>Sr Ezequiel</meta:initial-creator>
    <meta:generator>LibreOffice/7.3.7.2$Linux_X86_64 LibreOffice_project/30$Build-2</meta:generator>
    <meta:document-statistic meta:table-count="0" meta:image-count="0" meta:object-count="0" meta:page-count="3" meta:paragraph-count="33" meta:word-count="454" meta:character-count="2781" meta:non-whitespace-character-count="2356"/>
  </office:meta>
</office:document-meta>
</file>